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justify"/>
      <style:text-properties fo:language="en" fo:country="US"/>
    </style:style>
    <style:style style:name="P2" style:parent-style-name="Textbody" style:family="paragraph">
      <style:paragraph-properties fo:text-align="justify"/>
      <style:text-properties fo:language="en" fo:country="US"/>
    </style:style>
    <style:style style:name="P3" style:parent-style-name="Textbody" style:family="paragraph">
      <style:paragraph-properties fo:text-align="justify"/>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Standard" style:family="paragraph">
      <style:paragraph-properties fo:text-align="justify"/>
      <style:text-properties fo:language="en" fo:country="US"/>
    </style:style>
    <style:style style:name="P9" style:parent-style-name="Standard" style:family="paragraph">
      <style:paragraph-properties fo:text-align="justify"/>
      <style:text-properties fo:language="en" fo:country="US"/>
    </style:style>
    <style:style style:name="P10" style:parent-style-name="Título1" style:family="paragraph">
      <style:paragraph-properties fo:text-align="justify"/>
      <style:text-properties fo:language="en" fo:country="US"/>
    </style:style>
    <style:style style:name="P11" style:parent-style-name="Standard" style:family="paragraph">
      <style:paragraph-properties fo:text-align="justify"/>
      <style:text-properties fo:language="en" fo:country="US"/>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text-properties fo:language="en" fo:country="US"/>
    </style:style>
    <style:style style:name="P16" style:parent-style-name="Standard" style:family="paragraph">
      <style:paragraph-properties fo:text-align="justify"/>
      <style:text-properties fo:language="en" fo:country="US"/>
    </style:style>
    <style:style style:name="P17" style:parent-style-name="Título1" style:family="paragraph">
      <style:paragraph-properties fo:text-align="justify"/>
    </style:style>
    <style:style style:name="P18" style:parent-style-name="Textbody" style:family="paragraph">
      <style:paragraph-properties fo:text-align="justify"/>
      <style:text-properties fo:language="en" fo:country="US"/>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text-properties fo:language="en" fo:country="US"/>
    </style:style>
    <style:style style:name="P23" style:parent-style-name="Textbody" style:family="paragraph">
      <style:paragraph-properties fo:text-align="justify"/>
      <style:text-properties fo:language="en" fo:country="US"/>
    </style:style>
    <style:style style:name="P24" style:parent-style-name="Título1" style:family="paragraph">
      <style:paragraph-properties fo:text-align="justify"/>
      <style:text-properties fo:language="en" fo:country="US"/>
    </style:style>
    <style:style style:name="P25" style:parent-style-name="Textbody" style:family="paragraph">
      <style:paragraph-properties fo:text-align="justify"/>
      <style:text-properties fo:language="en" fo:country="US"/>
    </style:style>
    <style:style style:name="P26"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7"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8"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9"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1"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2"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3"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5"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6" style:parent-style-name="Textbody" style:family="paragraph">
      <style:paragraph-properties fo:text-align="justify"/>
      <style:text-properties fo:language="en" fo:country="US"/>
    </style:style>
    <style:style style:name="P37" style:parent-style-name="Normal" style:family="paragraph">
      <style:paragraph-properties fo:text-align="justify"/>
      <style:text-properties fo:language="en" fo:country="US"/>
    </style:style>
    <style:style style:name="P38" style:parent-style-name="Normal" style:family="paragraph">
      <style:paragraph-properties fo:text-align="justify"/>
      <style:text-properties fo:language="en" fo:country="US"/>
    </style:style>
    <style:style style:name="P39" style:parent-style-name="Normal" style:family="paragraph">
      <style:paragraph-properties fo:text-align="justify"/>
      <style:text-properties fo:language="en" fo:country="US"/>
    </style:style>
    <style:style style:name="P40" style:parent-style-name="Normal" style:family="paragraph">
      <style:paragraph-properties fo:text-align="justify"/>
      <style:text-properties fo:language="en" fo:country="US"/>
    </style:style>
    <style:style style:name="P41" style:parent-style-name="Textbody" style:family="paragraph">
      <style:paragraph-properties fo:text-align="justify"/>
      <style:text-properties fo:language="en" fo:country="US"/>
    </style:style>
    <style:style style:name="P42"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3" style:parent-style-name="Título1" style:family="paragraph">
      <style:paragraph-properties fo:text-align="justify"/>
      <style:text-properties fo:language="en" fo:country="US"/>
    </style:style>
    <style:style style:name="P44" style:parent-style-name="Textbody" style:family="paragraph">
      <style:paragraph-properties fo:text-align="justify"/>
      <style:text-properties fo:language="en" fo:country="US"/>
    </style:style>
    <style:style style:name="P45"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 style:parent-style-name="Normal" style:family="paragraph">
      <style:paragraph-properties fo:text-align="justify"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8" style:parent-style-name="Textbody" style:family="paragraph">
      <style:paragraph-properties fo:text-align="justify"/>
    </style:style>
    <style:style style:name="T49" style:parent-style-name="Fuentedepárrafopredeter." style:family="text">
      <style:text-properties fo:language="en" fo:country="US"/>
    </style:style>
    <style:style style:name="T50" style:parent-style-name="Fuentedepárrafopredeter." style:family="text">
      <style:text-properties fo:language="en" fo:country="US"/>
    </style:style>
    <style:style style:name="T51" style:parent-style-name="Fuentedepárrafopredeter." style:family="text">
      <style:text-properties fo:language="en" fo:country="US"/>
    </style:style>
    <style:style style:name="T52" style:parent-style-name="Fuentedepárrafopredeter." style:family="text">
      <style:text-properties fo:language="en" fo:country="US"/>
    </style:style>
    <style:style style:name="T53" style:parent-style-name="Fuentedepárrafopredeter." style:family="text">
      <style:text-properties fo:language="en" fo:country="US"/>
    </style:style>
    <style:style style:name="T54" style:parent-style-name="Fuentedepárrafopredeter." style:family="text">
      <style:text-properties fo:language="en" fo:country="US"/>
    </style:style>
    <style:style style:name="T55" style:parent-style-name="Fuentedepárrafopredeter." style:family="text">
      <style:text-properties fo:language="en" fo:country="US"/>
    </style:style>
    <style:style style:name="T56" style:parent-style-name="Fuentedepárrafopredeter." style:family="text">
      <style:text-properties fo:language="en" fo:country="US"/>
    </style:style>
    <style:style style:name="T57" style:parent-style-name="Fuentedepárrafopredeter." style:family="text">
      <style:text-properties fo:language="en" fo:country="US"/>
    </style:style>
    <style:style style:name="T58" style:parent-style-name="Fuentedepárrafopredeter." style:family="text">
      <style:text-properties fo:language="en" fo:country="US"/>
    </style:style>
    <style:style style:name="T59" style:parent-style-name="Fuentedepárrafopredeter." style:family="text">
      <style:text-properties fo:language="en" fo:country="US"/>
    </style:style>
    <style:style style:name="T60" style:parent-style-name="Fuentedepárrafopredeter." style:family="text">
      <style:text-properties fo:language="en" fo:country="US"/>
    </style:style>
    <style:style style:name="T61" style:parent-style-name="Fuentedepárrafopredeter." style:family="text">
      <style:text-properties fo:language="en" fo:country="US"/>
    </style:style>
    <style:style style:name="T62" style:parent-style-name="Fuentedepárrafopredeter." style:family="text">
      <style:text-properties fo:language="en" fo:country="US"/>
    </style:style>
    <style:style style:name="T63" style:parent-style-name="Fuentedepárrafopredeter." style:family="text">
      <style:text-properties fo:language="en" fo:country="US"/>
    </style:style>
  </office:automatic-styles>
  <office:body>
    <office:text text:use-soft-page-breaks="true">
      <text:h text:style-name="P1" text:outline-level="1">CU2, Choose Boat</text:h>
      <text:p text:style-name="P2">The lifelines involved in this sequence diagram are:</text:p>
      <text:list text:style-name="LFO1" text:continue-numbering="true">
        <text:list-item>
          <text:p text:style-name="P3">User</text:p>
        </text:list-item>
        <text:list-item>
          <text:p text:style-name="P4">Main Menu</text:p>
        </text:list-item>
        <text:list-item>
          <text:p text:style-name="P5">BoatDisplay Menu</text:p>
        </text:list-item>
        <text:list-item>
          <text:p text:style-name="P6">Boat</text:p>
        </text:list-item>
        <text:list-item>
          <text:p text:style-name="P7">Player</text:p>
        </text:list-item>
      </text:list>
      <text:p text:style-name="P8">This sequence diagram, CU2, Choose Boat, depicts the interactions between various objects when a user selects a boat in Dragon Boat Racing. The process starts with the user clicking the "Choose Boat" button on the main menu. The main menu responds by creating and displaying the BoatDisplay Menu, which then initiates the loading of boats by calling the Boat object. The Boat object creates and loads the boats, and this information is sent back to the BoatDisplay Menu, which is then fully loaded and ready for user interaction. The BoatDisplay Menu then displays the list of boats to the user. The user selects a boat, which is then communicated back to the BoatDisplay Menu. The selected boat is assigned to the player. Finally, the BoatDisplay Menu returns the user to the main menu, which is displayed again to complete the interaction.</text:p>
      <text:p text:style-name="P9"/>
      <text:h text:style-name="P10" text:outline-level="1">CU3, Settings</text:h>
      <text:p text:style-name="P11">In the CU3, Settings sequence diagram, the following lifelines are involved:</text:p>
      <text:list text:style-name="LFO2" text:continue-numbering="true">
        <text:list-item>
          <text:p text:style-name="P12">User</text:p>
        </text:list-item>
        <text:list-item>
          <text:p text:style-name="P13">Main Menu</text:p>
        </text:list-item>
        <text:list-item>
          <text:p text:style-name="P14">Settings Menu</text:p>
        </text:list-item>
      </text:list>
      <text:p text:style-name="P15">In Use Case 3 (CU3), "Settings," the sequence begins with the user interacting with the main menu to open the settings. Upon clicking the "settings" button, the main menu initializes and creates the settings menu, which is then displayed to the user. The user makes changes within the settings menu, such as adjusting key binds or volume settings. The system temporarily applies the changes and prompts the user to confirm whether to apply the changes. If the user confirms (persist == true), the settings are applied, and the user is returned to the main menu with the new settings in effect. Alternatively, if the user chooses not to persist with the changes (persist == false), the changes are undone, and the user returns to the main menu with the original settings intact.</text:p>
      <text:p text:style-name="P16"/>
      <text:h text:style-name="P17" text:outline-level="1">CU4, Credits</text:h>
      <text:p text:style-name="P18">The lifelines involved are the following:</text:p>
      <text:list text:style-name="LFO3" text:continue-numbering="true">
        <text:list-item>
          <text:p text:style-name="P19">User</text:p>
        </text:list-item>
        <text:list-item>
          <text:p text:style-name="P20">Main Menu</text:p>
        </text:list-item>
        <text:list-item>
          <text:p text:style-name="P21">VideoPlayer</text:p>
        </text:list-item>
      </text:list>
      <text:p text:style-name="P22">In Use Case 4 (CU4), “Credits”, the sequence begins with the user ineracting with the main menu to see the credits. Upon clicking the “credits” button, the main menu sends a message to the VideoPlayer to play the credits video, which then takes over the screen to play the credits video. The video plays<text:s/><text:soft-page-break/>until it ends or the user<text:s/>interrupts<text:s/>the video by pressing the escape key in which case the system breaks out of the loop. At the end, the video player notifies the main menu that the video has ended and so the main menu is displayed to the user.</text:p>
      <text:p text:style-name="P23"/>
      <text:h text:style-name="P24" text:outline-level="1">CU5,<text:s/>Play level</text:h>
      <text:p text:style-name="P25">The lifelines involved in this sequence diagram are:</text:p>
      <text:list text:style-name="LFO5" text:continue-numbering="true">
        <text:list-item>
          <text:p text:style-name="P26">Player</text:p>
        </text:list-item>
        <text:list-item>
          <text:p text:style-name="P27">Game</text:p>
        </text:list-item>
        <text:list-item>
          <text:p text:style-name="P28">Main Menu</text:p>
        </text:list-item>
        <text:list-item>
          <text:p text:style-name="P29">Boat</text:p>
        </text:list-item>
        <text:list-item>
          <text:p text:style-name="P30">Pause Menu</text:p>
        </text:list-item>
        <text:list-item>
          <text:p text:style-name="P31">Minigame Menu</text:p>
        </text:list-item>
        <text:list-item>
          <text:p text:style-name="P32">Minigame</text:p>
        </text:list-item>
        <text:list-item>
          <text:p text:style-name="P33">Leve</text:p>
        </text:list-item>
        <text:list-item>
          <text:p text:style-name="P34">Obstacles</text:p>
        </text:list-item>
        <text:list-item>
          <text:p text:style-name="P35">PowerUps</text:p>
        </text:list-item>
      </text:list>
      <text:p text:style-name="P36">In Use Case<text:s/>5<text:s/>(CU5), "Play level"<text:s/>shows the<text:s/>sequence diagram outlines to a comprehensive<text:s/>interaction<text:s/>between the player and various components of<text:s/>Dragonboat Race<text:s/>game. Initially, the player hits the play level button, prompting the game to load the level, which includes creating the player, obstacles, and power-ups. Once the level is loaded, the player can move the boat left or right using specific keys, and the game updates the boat's position accordingly. If the player presses the escape button<text:s/>(or any other configured in the settings menu previously), the pause menu is loaded and displayed, allowing the player to either resume the game or return to the main menu. Selecting the resume button returns the player to the level, while selecting the main menu button<text:s/>sends<text:s/>them back to the main menu screen.</text:p>
      <text:p text:style-name="P37">Throughout the gameplay, the player interacts with obstacles and power-ups. If the player's boat collides with an obstacle, the game updates the boat's position due to the collision, destroys it, and reduces the boat's HP.<text:s/>If<text:s/>the boat's HP reaches zero, a minigame is triggered, which is created and displayed on the minigame screen.<text:s/></text:p>
      <text:p text:style-name="P38"/>
      <text:p text:style-name="P39">The self-message of “minigame has been played” will be a value saved by the level for future checks when the player dies. If the value of “minigame has been played” is equal to true, on the next player death the game will not trigger the minigame level again and end the current run. Otherwise, the minigame starts on player death.<text:s/>The player must successfully complete the minigame to restore the boat's HP and return to the level<text:s/>on the same position of death. In the case<text:s/>they fail, it results in a game over, returning them to the main menu.</text:p>
      <text:p text:style-name="P40"/>
      <text:p text:style-name="P41">Additionally, the player can interact with power-ups scattered<text:s/>randomly<text:s/>throughout the level. When the boat hits a power-up, its effect is applied to the boat enhancing<text:s/>gameplay. If the player manages to avoid obstacles and effectively use power-ups, they eventually reach the goal, triggering a congratulations or winner message.</text:p>
      <text:p text:style-name="P42"/>
      <text:soft-page-break/>
      <text:h text:style-name="P43" text:outline-level="1">CU8, Simon Says Minigame</text:h>
      <text:p text:style-name="P44">The lifelines involved in this sequence diagram are:</text:p>
      <text:list text:style-name="LFO5" text:continue-numbering="true">
        <text:list-item>
          <text:p text:style-name="P45">Player</text:p>
        </text:list-item>
        <text:list-item>
          <text:p text:style-name="P46">Minigame</text:p>
        </text:list-item>
        <text:list-item>
          <text:p text:style-name="P47">Minigame Screen</text:p>
        </text:list-item>
      </text:list>
      <text:p text:style-name="P48"><text:span text:style-name="T49">In Use Case<text:s/></text:span><text:span text:style-name="T50">8</text:span><text:span text:style-name="T51"><text:s/>(CU</text:span><text:span text:style-name="T52">8</text:span><text:span text:style-name="T53">), "</text:span><text:span text:style-name="T54">Simon says minigame</text:span><text:span text:style-name="T55">," th</text:span><text:span text:style-name="T56">e</text:span><text:span text:style-name="T57"><text:s/>sequence diagram illustrates the interaction between the player and the minigame system when the player's boat HP is reduced to 0. The purpose of the diagram is to outline the flow of events during a "Simon Says" minigame, which the player must complete to regain HP and continue in the game.</text:span><text:span text:style-name="T58"><text:s/></text:span><text:span text:style-name="T59">It details the initialization of the minigame, the process of displaying commands, the player's responses</text:span><text:span text:style-name="T60"><text:s/>to such commands</text:span><text:span text:style-name="T61">, and the conditions for success or failure</text:span><text:span text:style-name="T62"><text:s/>scenarios, determining the course of events the player will experience during gameplay</text:span><text:span text:style-name="T6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Título1Car" style:display-name="Título 1 Car" style:family="text" style:parent-style-name="Fuentedepárrafopredeter.">
      <style:text-properties style:font-name="Liberation Sans" fo:font-weight="bold" style:font-weight-asian="bold" style:font-weight-complex="bold" fo:font-size="18pt" style:font-size-asian="18pt" style:font-size-complex="18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Francisco Jordá</dc:creator>
    <meta:creation-date>2024-05-16T16:10:00Z</meta:creation-date>
    <dc:date>2024-05-16T18:51:00Z</dc:date>
    <meta:template xlink:href="Normal.dotm" xlink:type="simple"/>
    <meta:editing-cycles>5</meta:editing-cycles>
    <meta:editing-duration>PT6660S</meta:editing-duration>
    <meta:document-statistic meta:page-count="3" meta:paragraph-count="192" meta:word-count="752" meta:character-count="5186" meta:row-count="231" meta:non-whitespace-character-count="4626"/>
  </office:meta>
</office:document-meta>
</file>